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Stefana GARTU</text:p>
      <text:p text:style-name="P7">PHASE: Analyse des Besoins</text:p>
      <text:p text:style-name="P8">SOUS-PHASE: Cible Fonctionelle et thèmes de progrès </text:p>
      <text:p text:style-name="P8">SEMAINE: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Définir les changements dans les services de GSTP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MOT Maintenance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2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4</meta:editing-cycles>
    <meta:editing-duration>PT00H11M24S</meta:editing-duration>
    <meta:generator>OpenOffice.org/3.2$Win32 OpenOffice.org_project/320m18$Build-9502</meta:generator>
    <meta:initial-creator>Gartu Stefana</meta:initial-creator>
    <dc:date>2011-01-31T18:05:40.35</dc:date>
    <dc:creator>Gartu Stefana</dc:creator>
    <meta:document-statistic meta:table-count="1" meta:image-count="0" meta:object-count="0" meta:page-count="1" meta:paragraph-count="19" meta:word-count="47" meta:character-count="295"/>
  </office:meta>
</office:document-meta>
</file>